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7a9" officeooo:paragraph-rsid="000827a9"/>
    </style:style>
    <style:style style:name="P2" style:family="paragraph" style:parent-style-name="Standard">
      <style:text-properties officeooo:rsid="0008cb61" officeooo:paragraph-rsid="0008cb61"/>
    </style:style>
    <style:style style:name="P3" style:family="paragraph" style:parent-style-name="Standard">
      <style:text-properties officeooo:rsid="000de6ab" officeooo:paragraph-rsid="0010b50a"/>
    </style:style>
    <style:style style:name="P4" style:family="paragraph" style:parent-style-name="Standard">
      <style:text-properties officeooo:rsid="000de6ab" officeooo:paragraph-rsid="000f0442"/>
    </style:style>
    <style:style style:name="P5" style:family="paragraph" style:parent-style-name="Standard">
      <style:text-properties officeooo:rsid="000de6ab" officeooo:paragraph-rsid="002cfeae"/>
    </style:style>
    <style:style style:name="P6" style:family="paragraph" style:parent-style-name="Standard">
      <style:text-properties officeooo:rsid="000f0442" officeooo:paragraph-rsid="000f0442"/>
    </style:style>
    <style:style style:name="P7" style:family="paragraph" style:parent-style-name="Standard">
      <style:text-properties officeooo:rsid="000ffd4e" officeooo:paragraph-rsid="0010b50a"/>
    </style:style>
    <style:style style:name="P8" style:family="paragraph" style:parent-style-name="Standard">
      <style:text-properties officeooo:rsid="000ffd4e" officeooo:paragraph-rsid="0008cb61"/>
    </style:style>
    <style:style style:name="P9" style:family="paragraph" style:parent-style-name="Standard">
      <style:text-properties officeooo:rsid="000ffd4e" officeooo:paragraph-rsid="002b4811"/>
    </style:style>
    <style:style style:name="P10" style:family="paragraph" style:parent-style-name="Standard">
      <style:text-properties officeooo:rsid="000ffd4e" officeooo:paragraph-rsid="002cfeae"/>
    </style:style>
    <style:style style:name="P11" style:family="paragraph" style:parent-style-name="Standard">
      <style:text-properties officeooo:rsid="00129545" officeooo:paragraph-rsid="00129545"/>
    </style:style>
    <style:style style:name="P12" style:family="paragraph" style:parent-style-name="Standard">
      <style:text-properties officeooo:rsid="00129545" officeooo:paragraph-rsid="002cfeae"/>
    </style:style>
    <style:style style:name="P13" style:family="paragraph" style:parent-style-name="Standard">
      <style:text-properties officeooo:rsid="00142c8f" officeooo:paragraph-rsid="00142c8f"/>
    </style:style>
    <style:style style:name="P14" style:family="paragraph" style:parent-style-name="Standard">
      <style:text-properties officeooo:rsid="00142c8f" officeooo:paragraph-rsid="002cfeae"/>
    </style:style>
    <style:style style:name="P15" style:family="paragraph" style:parent-style-name="Standard">
      <style:text-properties officeooo:rsid="0016ad37" officeooo:paragraph-rsid="002cfeae"/>
    </style:style>
    <style:style style:name="P16" style:family="paragraph" style:parent-style-name="Standard">
      <style:text-properties officeooo:rsid="00181b09" officeooo:paragraph-rsid="00181b09"/>
    </style:style>
    <style:style style:name="P17" style:family="paragraph" style:parent-style-name="Standard">
      <style:text-properties officeooo:rsid="002098f9" officeooo:paragraph-rsid="002098f9"/>
    </style:style>
    <style:style style:name="P18" style:family="paragraph" style:parent-style-name="Standard">
      <style:text-properties officeooo:rsid="002098f9" officeooo:paragraph-rsid="0029d030"/>
    </style:style>
    <style:style style:name="P19" style:family="paragraph" style:parent-style-name="Standard">
      <style:text-properties officeooo:rsid="00216bd6" officeooo:paragraph-rsid="00216bd6"/>
    </style:style>
    <style:style style:name="P20" style:family="paragraph" style:parent-style-name="Standard">
      <style:text-properties officeooo:rsid="0027e4c8" officeooo:paragraph-rsid="0027e4c8"/>
    </style:style>
    <style:style style:name="P21" style:family="paragraph" style:parent-style-name="Standard">
      <style:text-properties officeooo:rsid="002974ea" officeooo:paragraph-rsid="002974ea"/>
    </style:style>
    <style:style style:name="P22" style:family="paragraph" style:parent-style-name="Standard">
      <style:text-properties officeooo:rsid="0029d030" officeooo:paragraph-rsid="0029d030"/>
    </style:style>
    <style:style style:name="P23" style:family="paragraph" style:parent-style-name="Standard">
      <style:text-properties officeooo:rsid="002a99bc" officeooo:paragraph-rsid="002a99bc"/>
    </style:style>
    <style:style style:name="P24" style:family="paragraph" style:parent-style-name="Standard">
      <style:text-properties officeooo:rsid="002b4811" officeooo:paragraph-rsid="002b4811"/>
    </style:style>
    <style:style style:name="P25" style:family="paragraph" style:parent-style-name="Standard">
      <style:text-properties officeooo:rsid="002b4811" officeooo:paragraph-rsid="00142c8f"/>
    </style:style>
    <style:style style:name="P26" style:family="paragraph" style:parent-style-name="Standard">
      <style:text-properties officeooo:rsid="002b4811" officeooo:paragraph-rsid="002cfeae"/>
    </style:style>
    <style:style style:name="P27" style:family="paragraph" style:parent-style-name="Standard">
      <style:text-properties officeooo:rsid="0010b50a" officeooo:paragraph-rsid="002cfeae"/>
    </style:style>
    <style:style style:name="P28" style:family="paragraph" style:parent-style-name="Standard">
      <style:text-properties officeooo:rsid="000c98bd" officeooo:paragraph-rsid="0008cb61"/>
    </style:style>
    <style:style style:name="P29" style:family="paragraph" style:parent-style-name="Standard">
      <style:text-properties officeooo:rsid="00150326" officeooo:paragraph-rsid="002cfeae"/>
    </style:style>
    <style:style style:name="P30" style:family="paragraph" style:parent-style-name="Standard">
      <style:text-properties officeooo:rsid="002ed192" officeooo:paragraph-rsid="002ed192"/>
    </style:style>
    <style:style style:name="P31" style:family="paragraph" style:parent-style-name="Standard">
      <style:text-properties officeooo:rsid="002cfeae" officeooo:paragraph-rsid="002cfeae"/>
    </style:style>
    <style:style style:name="P32" style:family="paragraph" style:parent-style-name="Standard">
      <style:text-properties officeooo:rsid="002cfeae" officeooo:paragraph-rsid="0034b101"/>
    </style:style>
    <style:style style:name="P33" style:family="paragraph" style:parent-style-name="Standard">
      <style:text-properties officeooo:rsid="00144a0d" officeooo:paragraph-rsid="002cfeae"/>
    </style:style>
    <style:style style:name="P34" style:family="paragraph" style:parent-style-name="Standard">
      <style:text-properties officeooo:rsid="00096207" officeooo:paragraph-rsid="0008cb61"/>
    </style:style>
    <style:style style:name="P35" style:family="paragraph" style:parent-style-name="Standard">
      <style:text-properties officeooo:rsid="00181b09" officeooo:paragraph-rsid="00181b09"/>
    </style:style>
    <style:style style:name="P36" style:family="paragraph" style:parent-style-name="Standard">
      <style:text-properties officeooo:rsid="00181b09" officeooo:paragraph-rsid="00311614"/>
    </style:style>
    <style:style style:name="P37" style:family="paragraph" style:parent-style-name="Standard">
      <style:text-properties officeooo:rsid="001cf365" officeooo:paragraph-rsid="000827a9"/>
    </style:style>
    <style:style style:name="P38" style:family="paragraph" style:parent-style-name="Standard">
      <style:text-properties officeooo:rsid="001cf365" officeooo:paragraph-rsid="00311614"/>
    </style:style>
    <style:style style:name="P39" style:family="paragraph" style:parent-style-name="Standard">
      <style:text-properties officeooo:rsid="00274d3a" officeooo:paragraph-rsid="00311614"/>
    </style:style>
    <style:style style:name="P40" style:family="paragraph" style:parent-style-name="Standard">
      <style:text-properties officeooo:rsid="0016ad37" officeooo:paragraph-rsid="00216bd6"/>
    </style:style>
    <style:style style:name="P41" style:family="paragraph" style:parent-style-name="Standard">
      <style:text-properties officeooo:rsid="00216bd6" officeooo:paragraph-rsid="0034eee8"/>
    </style:style>
    <style:style style:name="P42" style:family="paragraph" style:parent-style-name="Standard">
      <style:text-properties officeooo:rsid="0034b101" officeooo:paragraph-rsid="0034b101"/>
    </style:style>
    <style:style style:name="P43" style:family="paragraph" style:parent-style-name="Standard">
      <style:text-properties officeooo:rsid="0034eee8" officeooo:paragraph-rsid="0034eee8"/>
    </style:style>
    <style:style style:name="P44" style:family="paragraph" style:parent-style-name="Standard">
      <style:text-properties officeooo:rsid="0034eee8" officeooo:paragraph-rsid="00366ea3"/>
    </style:style>
    <style:style style:name="P45" style:family="paragraph" style:parent-style-name="Standard">
      <style:text-properties officeooo:rsid="00366ea3" officeooo:paragraph-rsid="00366ea3"/>
    </style:style>
    <style:style style:name="P46" style:family="paragraph" style:parent-style-name="Title">
      <style:text-properties officeooo:rsid="00311614" officeooo:paragraph-rsid="00311614"/>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0442"/>
    </style:style>
    <style:style style:name="T2" style:family="text">
      <style:text-properties officeooo:rsid="000ffd4e"/>
    </style:style>
    <style:style style:name="T3" style:family="text">
      <style:text-properties officeooo:rsid="0010b50a"/>
    </style:style>
    <style:style style:name="T4" style:family="text">
      <style:text-properties officeooo:rsid="0013aa82"/>
    </style:style>
    <style:style style:name="T5" style:family="text">
      <style:text-properties officeooo:rsid="00144a0d"/>
    </style:style>
    <style:style style:name="T6" style:family="text">
      <style:text-properties officeooo:rsid="00181b09"/>
    </style:style>
    <style:style style:name="T7" style:family="text">
      <style:text-properties officeooo:rsid="001ed276"/>
    </style:style>
    <style:style style:name="T8" style:family="text">
      <style:text-properties officeooo:rsid="00216bd6"/>
    </style:style>
    <style:style style:name="T9" style:family="text">
      <style:text-properties officeooo:rsid="00236df7"/>
    </style:style>
    <style:style style:name="T10" style:family="text">
      <style:text-properties officeooo:rsid="002974ea"/>
    </style:style>
    <style:style style:name="T11" style:family="text">
      <style:text-properties officeooo:rsid="0029d030"/>
    </style:style>
    <style:style style:name="T12" style:family="text">
      <style:text-properties officeooo:rsid="002a99bc"/>
    </style:style>
    <style:style style:name="T13" style:family="text">
      <style:text-properties officeooo:rsid="002b4811"/>
    </style:style>
    <style:style style:name="T14" style:family="text">
      <style:text-properties officeooo:rsid="002cfeae"/>
    </style:style>
    <style:style style:name="T15" style:family="text">
      <style:text-properties officeooo:rsid="002ed192"/>
    </style:style>
    <style:style style:name="T16" style:family="text">
      <style:text-properties officeooo:rsid="00311614"/>
    </style:style>
    <style:style style:name="T17" style:family="text">
      <style:text-properties officeooo:rsid="00317c82"/>
    </style:style>
    <style:style style:name="T18" style:family="text">
      <style:text-properties officeooo:rsid="0033fbf2"/>
    </style:style>
    <style:style style:name="T19" style:family="text">
      <style:text-properties officeooo:rsid="0034b101"/>
    </style:style>
    <style:style style:name="T20" style:family="text">
      <style:text-properties officeooo:rsid="0034eee8"/>
    </style:style>
    <style:style style:name="T21" style:family="text">
      <style:text-properties officeooo:rsid="00366ea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start text:name="__RefHeading__395_1128206667"/>Gestion des interventions<text:bookmark-end text:name="__RefHeading__395_1128206667"/></text:p>
      <text:p text:style-name="Subtitle">effectuées par les agents des Services Techniques</text:p>
      <text:p text:style-name="P37"/>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7"><text:a xlink:type="simple" xlink:href="#__RefHeading__397_1128206667" text:style-name="Index_20_Link" text:visited-style-name="Index_20_Link">Introduction<text:tab/>1</text:a></text:p>
          <text:p text:style-name="P47"><text:a xlink:type="simple" xlink:href="#__RefHeading__399_1128206667" text:style-name="Index_20_Link" text:visited-style-name="Index_20_Link">1. Paramétrage interne du logiciel<text:tab/>1</text:a></text:p>
          <text:p text:style-name="P48"><text:a xlink:type="simple" xlink:href="#__RefHeading__401_1128206667" text:style-name="Index_20_Link" text:visited-style-name="Index_20_Link">1.1. Les listes de valeurs spécifiques à ATAL<text:tab/>1</text:a></text:p>
          <text:p text:style-name="P48"><text:a xlink:type="simple" xlink:href="#__RefHeading__403_1128206667" text:style-name="Index_20_Link" text:visited-style-name="Index_20_Link">1.2. La gestion des droits des utilisateurs, les rôles<text:tab/>2</text:a></text:p>
          <text:p text:style-name="P47"><text:a xlink:type="simple" xlink:href="#__RefHeading__405_1128206667" text:style-name="Index_20_Link" text:visited-style-name="Index_20_Link">2. Les données partagées avec d'autres logiciels<text:tab/>2</text:a></text:p>
          <text:p text:style-name="P48"><text:a xlink:type="simple" xlink:href="#__RefHeading__407_1128206667" text:style-name="Index_20_Link" text:visited-style-name="Index_20_Link">2.1. Les listes de valeur pouvant ou devant circuler avec les autres outils<text:tab/>2</text:a></text:p>
          <text:p text:style-name="P48"><text:a xlink:type="simple" xlink:href="#__RefHeading__409_1128206667" text:style-name="Index_20_Link" text:visited-style-name="Index_20_Link">2.2. Écriture des procédures pour l’échange d’information entre ATAL et les autres logiciels du SI<text:tab/>3</text:a></text:p>
          <text:p text:style-name="P47"><text:a xlink:type="simple" xlink:href="#__RefHeading__411_1128206667" text:style-name="Index_20_Link" text:visited-style-name="Index_20_Link">3. La Circulation de l'information : workflow des demandes<text:tab/>3</text:a></text:p>
        </text:index-body>
      </text:table-of-content>
      <text:p text:style-name="P34"/>
      <text:p text:style-name="P16"/>
      <text:h text:style-name="Heading_20_2" text:outline-level="2"><text:bookmark-start text:name="__RefHeading__397_1128206667"/>Introduction<text:bookmark-end text:name="__RefHeading__397_1128206667"/></text:h>
      <text:p text:style-name="P39"><text:span text:style-name="T16">Nous avons un s</text:span>ystème qui regroupe les <text:span text:style-name="T16">i</text:span>nformations relatives aux interventions des services techniques. <text:span text:style-name="T16">Ce système nécessite une « maintenance » et celle ci ne peut pas être assurée uniquement par la Direction des Systèmes d'Information.</text:span></text:p>
      <text:p text:style-name="P39"><text:span text:style-name="T16">Il s'agit de définir le(s) rôle(s) d'agent-référent, ce que l'on attend du ou de ces agents référents et de leur attribuer des actions.</text:span></text:p>
      <text:p text:style-name="P38"><text:span text:style-name="T16">Il s'agit aussi de répartir le travail entre</text:span> les services techniques et la DSI.</text:p>
      <text:p text:style-name="P36"><text:span text:style-name="T17">Le système de gestion des interventions est composé de plusieurs </text:span>outils <text:span text:style-name="T17">qui doivent ou qui devront interagir : Atal, </text:span>e-atal, Portail des écoles, <text:span text:style-name="T17">Portail citoyen (</text:span>GUP<text:span text:style-name="T17">)</text:span>, ….</text:p>
      <text:h text:style-name="Heading_20_2" text:outline-level="2"><text:bookmark-start text:name="__RefHeading__399_1128206667"/>1. Paramétrage interne du logiciel<text:bookmark-end text:name="__RefHeading__399_1128206667"/></text:h>
      <text:h text:style-name="Heading_20_3" text:outline-level="3"><text:bookmark-start text:name="__RefHeading__401_1128206667"/>1.1. Les listes de valeur<text:span text:style-name="T10">s</text:span> spécifiques à ATAL<text:bookmark-end text:name="__RefHeading__401_1128206667"/></text:h>
      <text:p text:style-name="P18">cf tableau excel</text:p>
      <text:p text:style-name="P18"/>
      <text:p text:style-name="P20">Pour différentes raisons, les paramètres du système n’ont pas été correctement initialisés. <text:span text:style-name="T10">Des listes de valeurs « libres », c’est-à-dire, non figées, doivent être revues.</text:span></text:p>
      <text:p text:style-name="P21">Pourquoi :</text:p>
      <text:p text:style-name="P21">Car elles compliquent l’utilisation de l’outil <text:span text:style-name="T11">(double saisies ou saisies inutiles, liste trop longue)</text:span></text:p>
      <text:p text:style-name="P22">La recherche d’information, selon des critères spécifiques, n’est pas facile (<text:span text:style-name="T18">p</text:span>ar exemple, recherche des interventions liées à un projet.)</text:p>
      <text:p text:style-name="P21"/>
      <text:p text:style-name="P21">Raisons <text:span text:style-name="T11">de cette dérive :</text:span></text:p>
      <text:p text:style-name="P21">- adaptation à utilisation spécifique</text:p>
      <text:p text:style-name="P16">Le type d’activité <text:span text:style-name="T9">V</text:span>oirie/Fournitures a été créé pour contourner le fait que le service <text:span text:style-name="T8">é</text:span>clairage public ne g<text:span text:style-name="T7">è</text:span>re pas de stock : la commande de leurs fournitures est directement effectué sous coriolis, Pour avoir une trace de ce besoin de fourniture, il faut re<text:span text:style-name="T7">-</text:span>saisir le montant de la demande sous le type d’activité voirie/fourniture</text:p>
      <text:p text:style-name="P16">(suivi des travaux en régie)</text:p>
      <text:p text:style-name="P21"><text:soft-page-break/>- évolution, ajout de modules</text:p>
      <text:p text:style-name="P21">- fusion des bases <text:span text:style-name="T18">CTM, Espaces-Verts, Voirie-Eclairage Public</text:span></text:p>
      <text:p text:style-name="P22">- formation interne des utilisateurs</text:p>
      <text:p text:style-name="P17"/>
      <text:p text:style-name="P22">Comment :</text:p>
      <text:p text:style-name="P22">Choix des <text:span text:style-name="T18">nouveaux paramètres, des <text:s/>nouvelles liste de </text:span>valeurs <text:span text:style-name="T12">(services techniques)</text:span></text:p>
      <text:p text:style-name="P22">Test dans la base de secours « Atal-Test » <text:span text:style-name="T12">(dsi + services techniques)</text:span>,</text:p>
      <text:p text:style-name="P22">si validation, adoption de ces nouvelles listes dans la base de produ<text:span text:style-name="T12">c</text:span>tion <text:span text:style-name="T12">(dsi)</text:span></text:p>
      <text:p text:style-name="P22"/>
      <text:p text:style-name="P22">Problème :</text:p>
      <text:p text:style-name="P23">Après adoption des nouveaux paramètres, les interventions antérieures ne pourront plus être recherchées.</text:p>
      <text:p text:style-name="P22"/>
      <text:h text:style-name="Heading_20_3" text:outline-level="3"><text:bookmark-start text:name="__RefHeading__403_1128206667"/>1.2. La gestion des droits des utilisateurs, les rôles<text:bookmark-end text:name="__RefHeading__403_1128206667"/></text:h>
      <text:p text:style-name="P23">La gestion est à remettre à plat : il faut préférer un système de gestion des droits par groupe, et non pas par utilisateur. Sauf exception, les droits sont donnés aux groupes <text:span text:style-name="T18">(services) </text:span>et non pas aux a<text:span text:style-name="T18">gents</text:span>.</text:p>
      <text:p text:style-name="P23">Par exemple, il faut un groupe ‘gtbp_guichet_unique’, trois groupes ‘territoire’, des groupes ateliers CTM, etc.</text:p>
      <text:p text:style-name="P23">Le départ ou l’arrivée d’un agent dans un service <text:span text:style-name="T13">doit entraîner le moins de manipulations possibles. A partir du moment où la modification est effectuée dans l’annuaire unifié, ses autorisations qui découlent du service, doivent automatiquement être modifiés dans les outils greffés à cet annuaire.</text:span></text:p>
      <text:p text:style-name="P2"/>
      <text:h text:style-name="Heading_20_2" text:outline-level="2"><text:bookmark-start text:name="__RefHeading__405_1128206667"/>2. Les données partagées avec d'autres logiciels<text:bookmark-end text:name="__RefHeading__405_1128206667"/></text:h>
      <text:p text:style-name="P31">Le but : <text:span text:style-name="T19">é</text:span>viter les doubles saisies</text:p>
      <text:h text:style-name="Heading_20_3" text:outline-level="3"><text:bookmark-start text:name="__RefHeading__407_1128206667"/>2.1. <text:span text:style-name="T6">Les listes de valeur pouvant ou devant circuler avec les autres outils</text:span><text:bookmark-end text:name="__RefHeading__407_1128206667"/></text:h>
      <text:p text:style-name="P8"/>
      <text:p text:style-name="P12">Modules Carburants, Parc Auto, Prêts de véhicule</text:p>
      <text:p text:style-name="P27">Liste des véhicules, des petits matériels, des badges carburant : <text:span text:style-name="T13">CTM Parc Auto</text:span></text:p>
      <text:p text:style-name="P10"/>
      <text:p text:style-name="P14">Modules Patrimoine, <text:span text:style-name="T5">Bâtiment</text:span>, Locations et Baux</text:p>
      <text:p text:style-name="P14">Liste des <text:span text:style-name="T5">s</text:span>ites, des <text:span text:style-name="T5">Bâtiments</text:span></text:p>
      <text:p text:style-name="P26">Numéro de patrimoine et numéro d’inventaire, service finances, avec DSI.</text:p>
      <text:p text:style-name="P33">Liste des éléments déclaratifs (chaudières, <text:span text:style-name="T19">ascenseurs</text:span>, compteurs <text:span text:style-name="T19">é</text:span>nergie, …) : fichier excel ou csv</text:p>
      <text:p text:style-name="P14"/>
      <text:p text:style-name="P26">Module Espace Vert</text:p>
      <text:p text:style-name="P12">Liste <text:span text:style-name="T4">des articles « fleurissement » des articles « pépinières » (avec norme botanique, genre, espèce, variété, cultivar) : ???</text:span></text:p>
      <text:p text:style-name="P26">Liste et localisation des lieux d’interventions pour les espaces verts : <text:span text:style-name="T4">Lien entre ATAL et SIG ???</text:span></text:p>
      <text:p text:style-name="P26"/>
      <text:p text:style-name="P9">Modules <text:span text:style-name="T3">Stocks</text:span></text:p>
      <text:p text:style-name="P24">Liste des Magasins : <text:span text:style-name="T14">un véhicule peut-être un magasin roulant...</text:span></text:p>
      <text:p text:style-name="P6">Liste des articles (Domaines, familles, sous familles, catégories, articles)</text:p>
      <text:p text:style-name="P7">Autres Logiciels ????</text:p>
      <text:p text:style-name="P4"/>
      <text:p text:style-name="P5"><text:span text:style-name="T2">M</text:span>odules Achats, Budgets, Interface, Stocks</text:p>
      <text:p text:style-name="P3"><text:soft-page-break/>Liste des marchés, des tiers (le dernier import date du 04/08/2015), des imputations, <text:span text:style-name="T1">des natures comptables, des budgets, des nomenclatures….</text:span></text:p>
      <text:p text:style-name="P3">Lien entre ATAL et Coriolis</text:p>
      <text:p text:style-name="P28"/>
      <text:p text:style-name="P12">Module Voirie</text:p>
      <text:p text:style-name="P11">Liste des voies, des arrêtés de circulation : <text:span text:style-name="T13">L</text:span>ien entre ATAL et Kadri Signal, <text:span text:style-name="T4">Lien entre ATAL et SIG ???</text:span></text:p>
      <text:p text:style-name="P11"/>
      <text:p text:style-name="P15">Module Ressources, Configuration des droits</text:p>
      <text:p text:style-name="P29">Organigramme des agents et des services</text:p>
      <text:p text:style-name="P15">Lien entre ATAL et Organigramme de la Ville</text:p>
      <text:p text:style-name="P25"/>
      <text:p text:style-name="P13"/>
      <text:h text:style-name="Heading_20_3" text:outline-level="3"><text:bookmark-start text:name="__RefHeading__409_1128206667"/>2.2. <text:span text:style-name="T8">Écriture</text:span> des procédures pour l’échange d’information entre ATAL et les autres logiciels du SI<text:bookmark-end text:name="__RefHeading__409_1128206667"/></text:h>
      <text:p text:style-name="P32">Pour chacun de ces échanges, il faut :</text:p>
      <text:p text:style-name="P32">- préciser le niveau d’automatisation,</text:p>
      <text:p text:style-name="P32">- documenter la procédure si elle est manuelle,</text:p>
      <text:p text:style-name="P32">- définir <text:span text:style-name="T19">l</text:span>a fréquence <text:span text:style-name="T19">de transfert entre le système initial et ATAL</text:span>,</text:p>
      <text:p text:style-name="P32">- le responsable <text:span text:style-name="T15">de l'intégrité de la donnée initiale,</text:span></text:p>
      <text:p text:style-name="P32"><text:span text:style-name="T15">- l’agent qui va intégrer ces données initiales dans Atal,</text:span></text:p>
      <text:p text:style-name="P32">...</text:p>
      <text:p text:style-name="P40"/>
      <text:h text:style-name="Heading_20_2" text:outline-level="2"><text:bookmark-start text:name="__RefHeading__411_1128206667"/>3. La Circulation de l'information : workflow des demandes<text:bookmark-end text:name="__RefHeading__411_1128206667"/></text:h>
      <text:p text:style-name="P42">Une demande d'intervention, c'est une information, qui doit arriver dans le système de gestion des interventions.</text:p>
      <text:p text:style-name="P42">Cette information est filtrée, ré-aiguillée, instruite par différents agents « gestionnaire » avant d'être traduite en projet, intervention ou tâche puis prise en charge par les agents exécutants.</text:p>
      <text:p text:style-name="P42">E-Atal est la porte d'entrée de ces demandes pour un acheminement vers Atal.</text:p>
      <text:p text:style-name="P41">E-Atal <text:span text:style-name="T19">doit donc être p</text:span>aramét<text:span text:style-name="T19">ré de façon à ce que l'acheminement, les filtres, les ré-aiguillages</text:span> <text:span text:style-name="T20">( c'est à dire le</text:span> « workflow »<text:span text:style-name="T20">)</text:span> <text:span text:style-name="T20">correspondent aux attentes des services techniques.</text:span></text:p>
      <text:p text:style-name="P41"/>
      <text:p text:style-name="P44">Une demande, c'est <text:span text:style-name="T21">au minimum, </text:span>un auteur, un lieu, une date, un constat <text:span text:style-name="T21">(Qui, Quand, Quoi, Ou, Comment).</text:span></text:p>
      <text:p text:style-name="P43">Elle est orale, écrite. Elle peut aussi arriver par mail, ou via un formulaire web ou une application mobile. Elle peut être formulée par une personne public, un agent. Elle peut être saisie sur un </text:p>
      <text:p text:style-name="P43">Elle doit être transcrite sous e-atal puis sous atal de façon la plus automatisée possible.</text:p>
      <text:p text:style-name="P45">(saisie des demandes espaces verts sous excel, ventilation de ces demandes par secteur : travail réalisé par l'accueil des services techniques)</text:p>
      <text:p text:style-name="P45"/>
      <text:p text:style-name="P41"><text:span text:style-name="T20">Le p</text:span>aramétrage <text:span text:style-name="T20">d'e-Atal doit être testé dans une configuration de test :</text:span></text:p>
      <text:p text:style-name="P19">Validation de ce paramétrage</text:p>
      <text:p text:style-name="P30">Remplacement du portail des écoles par e-atal</text:p>
      <text:p text:style-name="P30">Liaison entre le portail citoyen (gup) et e-atal</text:p>
      <text:p text:style-name="P19"/>
      <text:p text:style-name="P30">Utilisation d’appareils mobiles pour modifier une information présente dans e-atal :</text:p>
      <text:p text:style-name="P30">intervention, mise à jour du patrimoine bati, mise à jour des sto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26:16.428928480</meta:creation-date>
    <dc:date>2017-09-29T11:03:49.040000000</dc:date>
    <meta:editing-duration>P1DT7H26M12S</meta:editing-duration>
    <meta:editing-cycles>10</meta:editing-cycles>
    <meta:generator>LibreOffice/4.4.1.2$Windows_x86 LibreOffice_project/45e2de17089c24a1fa810c8f975a7171ba4cd432</meta:generator>
    <meta:document-statistic meta:table-count="0" meta:image-count="0" meta:object-count="0" meta:page-count="3" meta:paragraph-count="87" meta:word-count="1036" meta:character-count="6583" meta:non-whitespace-character-count="5632"/>
  </office:meta>
</office:document-meta>
</file>